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67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88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74cm" fo:break-before="auto" style:use-optimal-row-height="true"/>
    </style:style>
    <style:style style:name="ro7" style:family="table-row">
      <style:table-row-properties style:row-height="0.647cm" fo:break-before="auto" style:use-optimal-row-height="true"/>
    </style:style>
    <style:style style:name="ro8" style:family="table-row">
      <style:table-row-properties style:row-height="0.665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3.217cm" fo:break-before="auto" style:use-optimal-row-height="false"/>
    </style:style>
    <style:style style:name="ro11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ahoma" style:font-size-complex="1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35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7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poniedzial`ek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9T14:57:28.04">
            <text:p>0509 <text:s/>1457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5-09T14:57:28.04">
            <text:p>0509 <text:s/>1457</text:p>
          </table:table-cell>
          <table:table-cell table:style-name="ce8" table:formula="of:=NOW()" office:value-type="date" office:date-value="2022-05-09T14:57:28.04">
            <text:p>0509 <text:s/>145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5-09T14:57:28.04">
            <text:p>0509 <text:s/>145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5-09T14:57:28.04">
            <text:p>0509 <text:s/>1457</text:p>
          </table:table-cell>
          <table:table-cell table:style-name="ce8" table:formula="of:=NOW()" office:value-type="date" office:date-value="2022-05-09T14:57:28.04">
            <text:p>0509 <text:s/>1457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7" table:number-rows-repeated="104846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8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3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36"/>
          <table:table-cell table:style-name="ce37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31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33" table:number-columns-spanned="3" table:number-rows-spanned="1"/>
          <table:covered-table-cell table:number-columns-repeated="2" table:style-name="ce34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9">
          <table:table-cell table:style-name="ce2"/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8">
          <table:table-cell table:number-columns-repeated="4"/>
          <table:table-cell table:formula="of:=NOW()" office:value-type="date" office:date-value="2022-05-09T14:57:28.24">
            <text:p>2022/5/9 14:57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akura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8">
          <table:table-cell table:number-columns-repeated="12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1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8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8" table:number-rows-repeated="1048331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9">2022/05/09</text:date>, <text:time>14:57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5-09T14:57:27.97</dc:date>
    <dc:creator>iwabuchi ken</dc:creator>
    <meta:editing-duration>P18DT47M7S</meta:editing-duration>
    <meta:editing-cycles>2492</meta:editing-cycles>
    <meta:generator>OpenOffice/4.1.3$Win32 OpenOffice.org_project/413m1$Build-9783</meta:generator>
    <meta:document-statistic meta:table-count="2" meta:cell-count="723" meta:object-count="0"/>
  </office:meta>
</office:document-meta>
</file>